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67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5.2cm" svg:height="8.3cm" svg:x="1.9cm" svg:y="1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1.7cm" svg:x="3.7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cm" svg:height="1.7cm" svg:x="6.368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cm" svg:height="1.7cm" svg:x="6.7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cm" svg:height="1.7cm" svg:x="7.1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8cm" svg:y1="16.2cm" svg:x2="7cm" svg:y2="17.4cm">
          <text:p/>
        </draw:line>
        <draw:frame draw:style-name="gr4" draw:layer="layout" svg:width="2.581cm" svg:height="0.962cm" svg:x="10.9cm" svg:y="14.2cm">
          <draw:text-box>
            <text:p>Entities</text:p>
          </draw:text-box>
        </draw:frame>
        <draw:custom-shape draw:style-name="gr5" draw:text-style-name="P1" draw:layer="layout" svg:width="15.2cm" svg:height="2.3cm" svg:x="2cm" svg:y="2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119cm" svg:height="0.962cm" svg:x="11.781cm" svg:y="22.4cm">
          <draw:text-box>
            <text:p>Rules</text:p>
          </draw:text-box>
        </draw:frame>
        <draw:custom-shape draw:style-name="gr6" draw:text-style-name="P1" draw:layer="layout" svg:width="4.1cm" svg:height="2cm" svg:x="12.9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cm" svg:height="2.3cm" svg:x="1.7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cm" svg:height="1.5cm" svg:x="7.9cm" svg:y="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6cm" svg:y1="9.9cm" svg:x2="5.7cm" svg:y2="13.3cm">
          <text:p/>
        </draw:line>
        <draw:line draw:style-name="gr3" draw:text-style-name="P1" draw:layer="layout" svg:x1="10.5cm" svg:y1="9.6cm" svg:x2="10.6cm" svg:y2="13.2cm">
          <text:p/>
        </draw:line>
        <draw:line draw:style-name="gr3" draw:text-style-name="P1" draw:layer="layout" svg:x1="15cm" svg:y1="9.7cm" svg:x2="15.1cm" svg:y2="13.2cm">
          <text:p/>
        </draw:line>
        <draw:frame draw:style-name="gr7" draw:layer="layout" svg:width="2.179cm" svg:height="1.1cm" svg:x="2.221cm" svg:y="8cm">
          <draw:text-box>
            <text:p>App1</text:p>
          </draw:text-box>
        </draw:frame>
        <draw:frame draw:style-name="gr7" draw:layer="layout" svg:width="2.179cm" svg:height="1.1cm" svg:x="8.2cm" svg:y="8.2cm">
          <draw:text-box>
            <text:p>App2</text:p>
          </draw:text-box>
        </draw:frame>
        <draw:frame draw:style-name="gr7" draw:layer="layout" svg:width="2.179cm" svg:height="1.1cm" svg:x="13.421cm" svg:y="8cm">
          <draw:text-box>
            <text:p>App3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ger Parkinson</meta:initial-creator>
    <meta:creation-date>2011-12-12T16:32:24</meta:creation-date>
    <dc:date>2011-12-12T19:03:18</dc:date>
    <dc:creator>Roger Parkinson</dc:creator>
    <meta:editing-duration>PT2H15M44S</meta:editing-duration>
    <meta:editing-cycles>1</meta:editing-cycles>
    <meta:document-statistic meta:object-count="18"/>
    <meta:generator>LibreOffice/3.4$Linux LibreOffice_project/340m1$Build-402</meta:generator>
  </office:meta>
</office:document-meta>
</file>